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266000001CC30731948BE17E099.png" manifest:media-type="image/png"/>
  <manifest:file-entry manifest:full-path="Pictures/1000000000000266000001CCEDE9DE52A5A7B216.pdf" manifest:media-type="application/pdf"/>
  <manifest:file-entry manifest:full-path="Pictures/100000000000000800000008B2AA4E6A4F6D2D73.png" manifest:media-type="image/png"/>
  <manifest:file-entry manifest:full-path="Pictures/10000000000000080000000859A805D782C36651.png" manifest:media-type="image/png"/>
  <manifest:file-entry manifest:full-path="Pictures/100000000000000800000008028505CD6B7B1872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horus" svg:font-family="'TeX Gyre Chorus'" style:font-adornments="Negrita curs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182f7c" draw:fill="solid" draw:fill-color="#00508f" draw:textarea-horizontal-align="justify" draw:textarea-vertical-align="middle" draw:auto-grow-height="false" fo:min-height="0.246cm" fo:min-width="0.066cm"/>
    </style:style>
    <style:style style:name="gr3" style:family="graphic" style:parent-style-name="Objeto_20_sin_20_relleno_20_ni_20_línea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fo:min-height="0.608cm"/>
    </style:style>
    <style:style style:name="gr5" style:family="graphic" style:parent-style-name="standard">
      <style:graphic-properties svg:stroke-color="#8f187c" draw:fill="solid" draw:fill-color="#59c5c7" draw:textarea-horizontal-align="justify" draw:textarea-vertical-align="middle" draw:auto-grow-height="false" fo:min-height="0.246cm" fo:min-width="0.066cm"/>
    </style:style>
    <style:style style:name="gr6" style:family="graphic" style:parent-style-name="objectwithoutfill">
      <style:graphic-properties svg:stroke-width="0.05cm" svg:stroke-color="#00599d" draw:marker-start-width="0.355cm" draw:marker-end="Symmetric_20_Arrow" draw:marker-end-width="0.475cm" draw:fill="none" draw:textarea-vertical-align="middle" fo:padding-top="0.15cm" fo:padding-bottom="0.15cm" fo:padding-left="0.275cm" fo:padding-right="0.275cm" draw:shadow="hidden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svg:stroke-color="#ed1c24" draw:marker-start-width="0.279cm" draw:marker-end="Symmetric_20_Arrow" draw:marker-end-width="0.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cm" svg:stroke-color="#ed1c24" draw:marker-start-width="0.355cm" draw:marker-end="Symmetric_20_Arrow" draw:marker-end-width="0.57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svg:stroke-color="#000000" draw:fill="none" draw:fill-color="#ffffff" fo:min-height="1.55cm" draw:shadow="visibl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0.3cm" draw:shadow="visible" draw:shadow-color="#ffffff"/>
    </style:style>
    <style:style style:name="gr12" style:family="graphic" style:parent-style-name="standard">
      <style:graphic-properties draw:stroke="none" svg:stroke-color="#000000" draw:fill="none" draw:fill-color="#ffffff" fo:min-height="1.95cm" draw:shadow="visible"/>
    </style:style>
    <style:style style:name="gr13" style:family="graphic" style:parent-style-name="Objeto_20_sin_20_relleno_20_ni_20_línea">
      <style:graphic-properties draw:textarea-vertical-align="middle" draw:shadow="hidden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508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TeX Gyre Chorus" fo:font-size="26pt" fo:font-style="italic" fo:font-weight="bold" style:font-size-asian="18pt" style:font-size-complex="18pt"/>
    </style:style>
    <style:style style:name="P5" style:family="paragraph">
      <loext:graphic-properties draw:fill="none" draw:fill-color="#ffffff"/>
      <style:text-properties style:font-name="TeX Gyre Chorus" fo:font-size="26pt" fo:font-style="italic" fo:font-weight="bold" style:font-size-asian="18pt" style:font-size-complex="18pt"/>
    </style:style>
    <style:style style:name="P6" style:family="paragraph">
      <loext:graphic-properties draw:fill="solid" draw:fill-color="#59c5c7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text-properties fo:font-size="26pt" style:font-size-asian="18pt" style:font-size-complex="18pt"/>
    </style:style>
    <style:style style:name="P9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18pt" style:font-size-complex="18pt"/>
    </style:style>
    <style:style style:name="P10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text-align="center"/>
      <style:text-properties fo:font-size="18pt" fo:background-color="#00aaad" style:font-size-asian="18pt" style:font-size-complex="18pt"/>
    </style:style>
    <style:style style:name="T1" style:family="text">
      <style:text-properties style:font-name="TeX Gyre Chorus" fo:font-size="26pt" fo:font-style="italic" fo:font-weight="bold" style:font-size-asian="18pt" style:font-size-complex="18pt"/>
    </style:style>
    <style:style style:name="T2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.3cm" svg:y1="5.3cm" svg:x2="10.4cm" svg:y2="5.3cm">
          <text:p/>
        </draw:line>
        <draw:custom-shape draw:style-name="gr2" draw:text-style-name="P2" draw:layer="layout" svg:width="0.8cm" svg:height="0.7cm" svg:x="6.6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2cm" svg:height="0.47cm" svg:x="13.06cm" svg:y="10.3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2.2cm" svg:height="1.458cm" svg:x="10.1cm" svg:y="2.042cm">
          <draw:text-box>
            <text:p text:style-name="P4"><text:span text:style-name="T1">P</text:span></text:p>
          </draw:text-box>
        </draw:frame>
        <draw:line draw:style-name="gr1" draw:text-style-name="P1" draw:layer="layout" svg:x1="3.3cm" svg:y1="17.5cm" svg:x2="10.4cm" svg:y2="17.5cm">
          <text:p/>
        </draw:line>
        <draw:custom-shape draw:style-name="gr5" draw:text-style-name="P6" draw:layer="layout" svg:width="0.8cm" svg:height="0.7cm" svg:x="6.8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8.998cm" svg:height="4.805cm" draw:transform="rotate (-2.04168615898297) translate (11.0827278642048cm 8.28027610654629cm)" svg:viewBox="0 0 8999 4806" svg:d="M0 4806c6172 0 8999-4806 8999-4806">
          <text:p/>
        </draw:path>
        <draw:frame draw:style-name="gr7" draw:text-style-name="P3" draw:layer="layout" svg:width="14.5cm" svg:height="15.4cm" svg:x="12.8cm" svg:y="2.5cm">
          <draw:image xlink:href="Pictures/1000000000000266000001CCEDE9DE52A5A7B216.pdf" xlink:type="simple" xlink:show="embed" xlink:actuate="onLoad">
            <text:p/>
          </draw:image>
          <draw:image xlink:href="Pictures/1000000000000266000001CC30731948BE17E099.png" xlink:type="simple" xlink:show="embed" xlink:actuate="onLoad"/>
        </draw:frame>
        <draw:path draw:style-name="gr8" draw:text-style-name="P1" draw:layer="layout" svg:width="7.542cm" svg:height="5.85cm" draw:transform="skewX (0.333532420056116) rotate (0.627271333166762) translate (7.09999998714465cm 4.29999995750145cm)" svg:viewBox="0 0 7543 5851" svg:d="M0 0c3991-1 7543 5851 7543 5851">
          <text:p/>
        </draw:path>
        <draw:path draw:style-name="gr9" draw:text-style-name="P7" draw:layer="layout" svg:width="11.583cm" svg:height="6.029cm" draw:transform="rotate (-0.186226631187795) translate (9.81647217559683cm 12.4552326822033cm)" svg:viewBox="0 0 11584 6030" svg:d="M0 6030c7021 0 10627-4629 10627-4629l957-1401">
          <text:p/>
        </draw:path>
        <draw:frame draw:style-name="gr4" draw:text-style-name="P5" draw:layer="layout" svg:width="2.2cm" svg:height="1.458cm" svg:x="13.2cm" svg:y="18.442cm">
          <draw:text-box>
            <text:p text:style-name="P4"><text:span text:style-name="T1">P</text:span></text:p>
          </draw:text-box>
        </draw:frame>
        <draw:frame draw:style-name="gr10" draw:text-style-name="P9" draw:layer="layout" svg:width="1.4cm" svg:height="1.8cm" svg:x="3.3cm" svg:y="10.2cm">
          <draw:text-box>
            <text:p text:style-name="P8"><text:span text:style-name="T2">g</text:span></text:p>
          </draw:text-box>
        </draw:frame>
        <draw:custom-shape draw:style-name="gr11" draw:text-style-name="P10" draw:layer="layout" svg:width="0.8cm" svg:height="1.3cm" svg:x="21cm" svg:y="6.1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1cm" svg:height="2.2cm" svg:x="21.1cm" svg:y="6.3cm">
          <draw:text-box>
            <text:p text:style-name="P8"><text:span text:style-name="T2">f</text:span></text:p>
          </draw:text-box>
        </draw:frame>
        <draw:frame draw:style-name="gr13" draw:text-style-name="P11" draw:layer="layout" svg:width="0.908cm" svg:height="0.834cm" svg:x="2.292cm" svg:y="4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1" draw:layer="layout" svg:width="0.908cm" svg:height="0.834cm" svg:x="2.192cm" svg:y="16.9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1.189cm" svg:height="1.142cm" svg:x="26cm" svg:y="9.5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horus" svg:font-family="'TeX Gyre Chorus'" style:font-adornments="Negrita curs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  <draw:fill-image draw:name="_35__20_Percent" draw:display-name="5 Percent" xlink:href="Pictures/100000000000000800000008B2AA4E6A4F6D2D73.png" xlink:type="simple" xlink:show="embed" xlink:actuate="onLoad"/>
    <draw:fill-image draw:name="_38_0_20_Percent" draw:display-name="80 Percent" xlink:href="Pictures/100000000000000800000008028505CD6B7B1872.png" xlink:type="simple" xlink:show="embed" xlink:actuate="onLoad"/>
    <draw:fill-image draw:name="Diagonal_20_Brick" draw:display-name="Diagonal Brick" xlink:href="Pictures/10000000000000080000000859A805D782C36651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0:54:59.365168844</meta:creation-date>
    <dc:date>2019-02-15T16:39:36.344351653</dc:date>
    <meta:editing-duration>PT9M34S</meta:editing-duration>
    <meta:editing-cycles>1</meta:editing-cycles>
    <meta:document-statistic meta:object-count="17"/>
    <meta:generator>LibreOffice/6.0.6.2$Linux_X86_64 LibreOffice_project/00m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mathsize="26pt">
      <mi mathvariant="normal">ℝ</mi>
    </mstyle>
    <annotation encoding="StarMath 5.0">size 26{setR }</annotation>
  </semantics>
</math>
</file>

<file path=Object 3/content.xml><?xml version="1.0" encoding="utf-8"?>
<math xmlns="http://www.w3.org/1998/Math/MathML" display="block">
  <semantics>
    <mstyle mathsize="26pt">
      <mi mathvariant="normal">ℝ</mi>
    </mstyle>
    <annotation encoding="StarMath 5.0">size 26{setR }</annotation>
  </semantics>
</math>
</file>

<file path=Object 4/content.xml><?xml version="1.0" encoding="utf-8"?>
<math xmlns="http://www.w3.org/1998/Math/MathML" display="block">
  <semantics>
    <mstyle mathsize="26pt">
      <msup>
        <mi mathvariant="normal">ℝ</mi>
        <mn>2</mn>
      </msup>
    </mstyle>
    <annotation encoding="StarMath 5.0">size 26 {setR^{2} }</annotation>
  </semantics>
</math>
</file>